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456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fill-color="#cfe7f5" draw:fill-hatch-solid="fals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5" style:family="graphic" style:parent-style-name="objectwithoutfill">
      <style:graphic-properties draw:stroke="dash" draw:stroke-dash="Fine_20_Dashed_20__28_var_29_" svg:stroke-width="0.102cm" svg:stroke-color="#000000" draw:marker-start-width="0.2cm" draw:marker-end-width="0.2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stroke-dash="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stroke-dash="Fine_20_Dashed" svg:stroke-width="0.102cm" svg:stroke-color="#000000" draw:fill="none" draw:fill-color="#ffffff" draw:textarea-horizontal-align="left" draw:auto-grow-height="true" draw:auto-grow-width="true" fo:min-height="0.784cm" fo:min-width="0cm" fo:padding-top="0.176cm" fo:padding-bottom="0.176cm" fo:padding-left="0.301cm" fo:padding-right="0.301cm"/>
    </style:style>
    <style:style style:name="gr8" style:family="graphic" style:parent-style-name="standard">
      <style:graphic-properties draw:stroke="none" draw:fill="none" fo:min-height="0.993cm"/>
    </style:style>
    <style:style style:name="gr9" style:family="graphic" style:parent-style-name="standard">
      <style:graphic-properties draw:stroke="none" draw:stroke-dash="Fine_20_Dashed" svg:stroke-width="0.102cm" svg:stroke-color="#000000" draw:fill="none" draw:fill-color="#ffffff" draw:textarea-horizontal-align="left" draw:auto-grow-height="true" draw:auto-grow-width="false" fo:min-height="0cm" fo:min-width="26.576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46cm" style:use-optimal-column-width="false"/>
    </style:style>
    <style:style style:name="co2" style:family="table-column">
      <style:table-column-properties style:column-width="2.852cm" style:use-optimal-column-width="false"/>
    </style:style>
    <style:style style:name="co3" style:family="table-column">
      <style:table-column-properties style:column-width="6.16cm" style:use-optimal-column-width="false"/>
    </style:style>
    <style:style style:name="co4" style:family="table-column">
      <style:table-column-properties style:column-width="2.357cm" style:use-optimal-column-width="false"/>
    </style:style>
    <style:style style:name="co5" style:family="table-column">
      <style:table-column-properties style:column-width="2.397cm" style:use-optimal-column-width="false"/>
    </style:style>
    <style:style style:name="co6" style:family="table-column">
      <style:table-column-properties style:column-width="2.233cm" style:use-optimal-column-width="false"/>
    </style:style>
    <style:style style:name="co7" style:family="table-column">
      <style:table-column-properties style:column-width="6.495cm" style:use-optimal-column-width="false"/>
    </style:style>
    <style:style style:name="co8" style:family="table-column">
      <style:table-column-properties style:column-width="6.982cm" style:use-optimal-column-width="false"/>
    </style:style>
    <style:style style:name="co9" style:family="table-column">
      <style:table-column-properties style:column-width="18.055cm" style:use-optimal-column-width="false"/>
    </style:style>
    <style:style style:name="co10" style:family="table-column">
      <style:table-column-properties style:column-width="6.902cm" style:use-optimal-column-width="false"/>
    </style:style>
    <style:style style:name="co11" style:family="table-column">
      <style:table-column-properties style:column-width="5.614cm" style:use-optimal-column-width="false"/>
    </style:style>
    <style:style style:name="co12" style:family="table-column">
      <style:table-column-properties style:column-width="7.153cm" style:use-optimal-column-width="false"/>
    </style:style>
    <style:style style:name="co13" style:family="table-column">
      <style:table-column-properties style:column-width="6.693cm" style:use-optimal-column-width="false"/>
    </style:style>
    <style:style style:name="co14" style:family="table-column">
      <style:table-column-properties style:column-width="5.214cm" style:use-optimal-column-width="false"/>
    </style:style>
    <style:style style:name="co15" style:family="table-column">
      <style:table-column-properties style:column-width="5.729cm" style:use-optimal-column-width="false"/>
    </style:style>
    <style:style style:name="co16" style:family="table-column">
      <style:table-column-properties style:column-width="4.72cm" style:use-optimal-column-width="false"/>
    </style:style>
    <style:style style:name="co17" style:family="table-column">
      <style:table-column-properties style:column-width="2.394cm" style:use-optimal-column-width="false"/>
    </style:style>
    <style:style style:name="co18" style:family="table-column">
      <style:table-column-properties style:column-width="2.476cm" style:use-optimal-column-width="false"/>
    </style:style>
    <style:style style:name="co19" style:family="table-column">
      <style:table-column-properties style:column-width="7.828cm" style:use-optimal-column-width="false"/>
    </style:style>
    <style:style style:name="ro1" style:family="table-row">
      <style:table-row-properties style:row-height="1.623cm"/>
    </style:style>
    <style:style style:name="ro2" style:family="table-row">
      <style:table-row-properties style:row-height="1.622cm"/>
    </style:style>
    <style:style style:name="ro3" style:family="table-row">
      <style:table-row-properties style:row-height="1.733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84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74pt solid #000000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74pt solid #000000"/>
      <style:text-properties fo:font-size="20pt" style:font-size-asian="20pt" style:font-size-complex="20pt"/>
    </style:style>
    <style:style style:name="ce3" style:family="table-cell">
      <style:graphic-properties draw:fill="none" style:repeat="repeat" draw:textarea-vertical-align="middle"/>
      <style:paragraph-properties fo:text-align="center" fo:border="0.74pt solid #000000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74pt solid #000000"/>
      <style:text-properties fo:font-family="'Times New Roman'" style:font-family-generic="roman" style:font-pitch="variable" fo:font-size="20pt" style:font-size-asian="20pt" style:font-size-complex="20pt"/>
    </style:style>
    <style:style style:name="ce5" style:family="table-cell">
      <style:graphic-properties draw:fill="none" style:repeat="repeat" draw:textarea-vertical-align="middle"/>
      <style:paragraph-properties fo:border="0.74pt solid #000000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22pt" style:font-size-asian="22pt" style:font-size-complex="22pt"/>
    </style:style>
    <style:style style:name="P5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4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P8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justify"/>
      <style:text-properties fo:font-family="'Times New Roman'" style:font-family-generic="roman" style:font-pitch="variable"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739cm" svg:height="13.414cm" svg:x="0.508cm" svg:y="2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Смещение в битах</text:span></text:p>
              </table:table-cell>
              <table:table-cell>
                <text:p text:style-name="P1"><text:span text:style-name="T1">0-3</text:span></text:p>
              </table:table-cell>
              <table:table-cell>
                <text:p text:style-name="P1"><text:span text:style-name="T1">4-7</text:span></text:p>
              </table:table-cell>
              <table:table-cell>
                <text:p text:style-name="P1"><text:span text:style-name="T1">8-13</text:span></text:p>
              </table:table-cell>
              <table:table-cell>
                <text:p text:style-name="P1"><text:span text:style-name="T1">14-15</text:span></text:p>
              </table:table-cell>
              <table:table-cell>
                <text:p text:style-name="P1"><text:span text:style-name="T1">16-18</text:span></text:p>
              </table:table-cell>
              <table:table-cell>
                <text:p text:style-name="P1"><text:span text:style-name="T1">19-31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Версия</text:span></text:p>
              </table:table-cell>
              <table:table-cell>
                <text:p text:style-name="P1"><text:span text:style-name="T1">Размер заголовка</text:span></text:p>
              </table:table-cell>
              <table:table-cell>
                <text:p text:style-name="P1"><text:span text:style-name="T1">DSCP</text:span></text:p>
              </table:table-cell>
              <table:table-cell>
                <text:p text:style-name="P1"><text:span text:style-name="T1">ECN</text:span></text:p>
              </table:table-cell>
              <table:table-cell table:style-name="ce2" table:number-columns-spanned="2">
                <text:p text:style-name="P1"><text:span text:style-name="T1">Размер пакета</text:span></text:p>
              </table:table-cell>
              <table:covered-table-cell table:style-name="ce2"/>
            </table:table-row>
            <table:table-row table:style-name="ro1" table:default-cell-style-name="ce2">
              <table:table-cell table:style-name="ce1">
                <text:p text:style-name="P1"><text:span text:style-name="T1">32</text:span></text:p>
              </table:table-cell>
              <table:table-cell table:number-columns-spanned="4">
                <text:p text:style-name="P1"><text:span text:style-name="T1">Идентификатор</text:span></text:p>
              </table:table-cell>
              <table:covered-table-cell/>
              <table:covered-table-cell/>
              <table:covered-table-cell/>
              <table:table-cell table:style-name="ce1">
                <text:p text:style-name="P1"><text:span text:style-name="T1">Флаги</text:span></text:p>
              </table:table-cell>
              <table:table-cell table:style-name="ce1">
                <text:p text:style-name="P1"><text:span text:style-name="T1">Смещение фрагмент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64</text:span></text:p>
              </table:table-cell>
              <table:table-cell table:number-columns-spanned="2">
                <text:p text:style-name="P1"><text:span text:style-name="T1">TTL</text:span></text:p>
              </table:table-cell>
              <table:covered-table-cell/>
              <table:table-cell table:number-columns-spanned="2">
                <text:p text:style-name="P1"><text:span text:style-name="T1">Протокол</text:span></text:p>
              </table:table-cell>
              <table:covered-table-cell/>
              <table:table-cell table:number-columns-spanned="2">
                <text:p text:style-name="P1"><text:span text:style-name="T1">Контрольная сумма заголовка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<text:span text:style-name="T1">96</text:span></text:p>
              </table:table-cell>
              <table:table-cell table:number-columns-spanned="6">
                <text:p text:style-name="P1"><text:span text:style-name="T1">Адрес источника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128</text:span></text:p>
              </table:table-cell>
              <table:table-cell table:number-columns-spanned="6">
                <text:p text:style-name="P1"><text:span text:style-name="T1">Адрес назначения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160</text:span></text:p>
              </table:table-cell>
              <table:table-cell table:number-columns-spanned="6">
                <text:p text:style-name="P1"><text:span text:style-name="T1">Опции (если размер заголовка &gt; 5)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<text:span text:style-name="T1">160 или 192+</text:span></text:p>
              </table:table-cell>
              <table:table-cell table:number-columns-spanned="6">
                <text:p text:style-name="P1"><text:span text:style-name="T1">Данные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71cm" svg:height="1.187cm" svg:x="10.46cm" svg:y="0.508cm">
          <draw:text-box>
            <text:p><text:span text:style-name="T2">Структура IPv4-паке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5.386cm" svg:height="14.854cm" svg:x="1.284cm" svg:y="2.566cm">
          <draw:text-box>
            <text:p text:style-name="P3"><text:span text:style-name="T3">Версия.</text:span></text:p>
            <text:p text:style-name="P3"><text:span text:style-name="T4">Для IPv4 – 4. Для IPv6 – 6.</text:span></text:p>
            <text:p text:style-name="P3"><text:span text:style-name="T4"/></text:p>
            <text:p text:style-name="P3"><text:span text:style-name="T3">Размер заголовка.</text:span></text:p>
            <text:p text:style-name="P3"><text:span text:style-name="T5">Задается в 32-битных словах. От 5 до 15 слов (от 20 до 60 байт).</text:span></text:p>
            <text:p text:style-name="P3"><text:span text:style-name="T5"/></text:p>
            <text:p text:style-name="P3"><text:span text:style-name="T3">DSCP(Differentiated Services Code Point).</text:span><text:span text:style-name="T5"> </text:span></text:p>
            <text:p text:style-name="P3"><text:span text:style-name="T5">Ранее назывался ToS(Type of Service).</text:span></text:p>
            <text:p text:style-name="P3"><text:span text:style-name="T5"/></text:p>
            <text:p text:style-name="P3"><text:span text:style-name="T3">ECN(Explicit Congestion Notification).</text:span></text:p>
            <text:p text:style-name="P3"><text:span text:style-name="T4">Указатель перегрузки. Используется, только если оба хоста поддерживают эту функцию.</text:span></text:p>
            <text:p text:style-name="P3"><text:span text:style-name="T4"/></text:p>
            <text:p text:style-name="P3"><text:span text:style-name="T3">Размер пакета.</text:span></text:p>
            <text:p text:style-name="P3"><text:span text:style-name="T4">16-битный полный размер пакета в байтах, включая заголовок и данные. Минимальный размер – 20 байт (заголовок без данных), максимальный – 65535 байт.</text:span></text:p>
          </draw:text-box>
        </draw:frame>
        <draw:frame draw:style-name="gr1" draw:text-style-name="P2" draw:layer="layout" svg:width="6.784cm" svg:height="1.187cm" svg:x="10.461cm" svg:y="0.509cm">
          <draw:text-box>
            <text:p><text:span text:style-name="T2">Поля IPv4-паке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25.386cm" svg:height="15.713cm" svg:x="1.284cm" svg:y="2.566cm">
          <draw:text-box>
            <text:p text:style-name="P3"><text:span text:style-name="T3">Идентификатор.</text:span></text:p>
            <text:p text:style-name="P3"><text:span text:style-name="T4">Используется для идентификации фрагментов пакета, если он был фрагментирован.</text:span></text:p>
            <text:p text:style-name="P3"><text:span text:style-name="T4"/></text:p>
            <text:p text:style-name="P3"><text:span text:style-name="T3">Флаги.</text:span></text:p>
            <text:p text:style-name="P3"><text:span text:style-name="T4">3 бита. Биты от старшего к младшему означают:</text:span></text:p>
            <text:p text:style-name="P3"><text:span text:style-name="T4"><text:tab/></text:span><text:span text:style-name="T4">0: Зарезервирован. Должен быть равен 0.</text:span></text:p>
            <text:p text:style-name="P3"><text:span text:style-name="T4"><text:tab/></text:span><text:span text:style-name="T4">1: DF. Не фрагментировать.</text:span></text:p>
            <text:p text:style-name="P3"><text:span text:style-name="T4"><text:tab/></text:span><text:span text:style-name="T4">2: MF. У пакета есть еще фрагменты.</text:span></text:p>
            <text:p><text:span text:style-name="T3"/></text:p>
            <text:p><text:span text:style-name="T3">Смещение фрагмента.</text:span></text:p>
            <text:p><text:span text:style-name="T4">13 бит. Указывает смещение текущего фрагмента от начала передачи фрагментированного пакета в блоках по 8 байт. </text:span></text:p>
            <text:p><text:span text:style-name="T4">Позволяет (2^13−1)×8 = 65528 байт смещения.</text:span></text:p>
            <text:p><text:span text:style-name="T4"/></text:p>
            <text:p><text:span text:style-name="T3">TTL.</text:span></text:p>
            <text:p><text:span text:style-name="T4">Позволяет предотвратить закольцовывание пакетов в сети путем уничтожения пакетов, превысивших время жизни.</text:span></text:p>
          </draw:text-box>
        </draw:frame>
        <draw:frame draw:style-name="gr1" draw:text-style-name="P2" draw:layer="layout" svg:width="6.784cm" svg:height="1.187cm" svg:x="10.462cm" svg:y="0.51cm">
          <draw:text-box>
            <text:p><text:span text:style-name="T2">Поля IPv4-паке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5" draw:layer="layout" svg:width="25.386cm" svg:height="14.706cm" svg:x="1.284cm" svg:y="2.567cm">
          <draw:text-box>
            <text:p text:style-name="P3"><text:span text:style-name="T3">Протокол.</text:span></text:p>
            <text:p text:style-name="P3"><text:span text:style-name="T4">Указывает, данные какого протокола содержит пакет (например, TCP).</text:span></text:p>
            <text:p text:style-name="P3"><text:span text:style-name="T4"/></text:p>
            <text:p text:style-name="P3"><text:span text:style-name="T3">Контрольная сумма заголовка.</text:span></text:p>
            <text:p text:style-name="P3"><text:span text:style-name="T4">16-битная контрольная сумма, используемая для проверки целостности заголовка. Поскольку TTL уменьшается на каждом шаге прохождения пакета, сумма вычисляется на каждом шаге.</text:span></text:p>
            <text:p text:style-name="P3"><text:span text:style-name="T4"/></text:p>
            <text:p text:style-name="P3"><text:span text:style-name="T3">Адрес источника.</text:span></text:p>
            <text:p text:style-name="P3"><text:span text:style-name="T4">32-битный адрес отправителя пакета. Может не совпадать с настоящим адресом отправителя из-за трансляции адресов.</text:span></text:p>
            <text:p text:style-name="P3"><text:span text:style-name="T4"/></text:p>
            <text:p text:style-name="P3"><text:span text:style-name="T3">Адрес назначения.</text:span></text:p>
            <text:p text:style-name="P3"><text:span text:style-name="T4">32-битный адрес получателя пакета.</text:span></text:p>
          </draw:text-box>
        </draw:frame>
        <draw:frame draw:style-name="gr1" draw:text-style-name="P2" draw:layer="layout" svg:width="6.784cm" svg:height="1.187cm" svg:x="10.462cm" svg:y="0.51cm">
          <draw:text-box>
            <text:p><text:span text:style-name="T2">Поля IPv4-паке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6.645cm" svg:height="1.187cm" svg:x="10.462cm" svg:y="0.511cm">
          <draw:text-box>
            <text:p text:style-name="P6"><text:span text:style-name="T2">IP-фрагментация</text:span></text:p>
          </draw:text-box>
        </draw:frame>
        <draw:frame draw:style-name="standard" draw:layer="layout" svg:width="25.036cm" svg:height="2.393cm" svg:x="2.146cm" svg:y="4.50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3">
              <table:table-cell table:style-name="ce3">
                <text:p text:style-name="P7">Заголовок (20 байт)</text:p>
                <text:p text:style-name="P7">ID=345, DF=0, MF=0</text:p>
                <text:p text:style-name="P7">Offset=0</text:p>
              </table:table-cell>
              <table:table-cell table:style-name="ce4">
                <text:p text:style-name="P7"><text:s text:c="6"/>Данные (3640 байт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515cm" svg:height="2.393cm" svg:x="1.762cm" svg:y="9.07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3">
              <table:table-cell table:style-name="ce3">
                <text:p text:style-name="P7">Заголовок (20 байт)</text:p>
                <text:p text:style-name="P7">ID=345, DF=0, MF=1</text:p>
                <text:p text:style-name="P7">Offset=0</text:p>
              </table:table-cell>
              <table:table-cell table:style-name="ce4">
                <text:p text:style-name="P7">Данные </text:p>
                <text:p text:style-name="P7">(1480 байт)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7" draw:layer="layout" svg:width="6.426cm" svg:height="2.177cm" svg:x="8.56cm" svg:y="6.902cm">
          <text:p/>
          <draw:enhanced-geometry svg:viewBox="0 0 21600 21600" draw:glue-points="?f6 0 10800 ?f8 ?f11 10800 ?f9 21600 10800 ?f10 ?f5 10800" draw:text-areas="?f3 ?f3 ?f4 ?f4" draw:type="parallelogram" draw:modifiers="2352.57507390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7" draw:layer="layout" svg:x1="14.978cm" svg:y1="4.509cm" svg:x2="14.984cm" svg:y2="6.741cm">
          <text:p/>
        </draw:line>
        <draw:frame draw:style-name="gr6" draw:text-style-name="P8" draw:layer="layout" svg:width="4.431cm" svg:height="1.212cm" svg:x="1.999cm" svg:y="7.674cm">
          <draw:text-box>
            <text:p text:style-name="P8"><text:span text:style-name="T6">Фрагмент 1</text:span></text:p>
          </draw:text-box>
        </draw:frame>
        <draw:frame draw:style-name="gr7" draw:text-style-name="P8" draw:layer="layout" svg:width="4.431cm" svg:height="1.212cm" svg:x="7.333cm" svg:y="11.772cm">
          <draw:text-box>
            <text:p text:style-name="P8"><text:span text:style-name="T6">Фрагмент 2</text:span></text:p>
          </draw:text-box>
        </draw:frame>
        <draw:frame draw:style-name="gr6" draw:text-style-name="P8" draw:layer="layout" svg:width="4.431cm" svg:height="1.212cm" svg:x="14.391cm" svg:y="15.902cm">
          <draw:text-box>
            <text:p text:style-name="P8"><text:span text:style-name="T6">Фрагмент 3</text:span></text:p>
          </draw:text-box>
        </draw:frame>
        <draw:frame draw:style-name="gr8" draw:text-style-name="P9" draw:layer="layout" svg:width="25.386cm" svg:height="1.243cm" svg:x="1.284cm" svg:y="2.668cm">
          <draw:text-box>
            <text:p text:style-name="P1"><text:span text:style-name="T4">Оригинальный IP-пакет</text:span></text:p>
          </draw:text-box>
        </draw:frame>
        <draw:line draw:style-name="gr5" draw:text-style-name="P7" draw:layer="layout" svg:x1="21.878cm" svg:y1="4.509cm" svg:x2="21.884cm" svg:y2="6.741cm">
          <text:p/>
        </draw:line>
        <draw:frame draw:style-name="standard" draw:layer="layout" svg:width="13.845cm" svg:height="2.393cm" svg:x="7.188cm" svg:y="13.07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3">
              <table:table-cell table:style-name="ce3">
                <text:p text:style-name="P7">Заголовок (20 байт)</text:p>
                <text:p text:style-name="P7">ID=345, DF=0, MF=1</text:p>
                <text:p text:style-name="P7">Offset=185</text:p>
              </table:table-cell>
              <table:table-cell table:style-name="ce4">
                <text:p text:style-name="P7">Данные </text:p>
                <text:p text:style-name="P7">(1480 байт)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115cm" svg:height="2.449cm" svg:x="14.474cm" svg:y="17.16cm">
          <table:table table:template-name="default" table:use-first-row-styles="true" table:use-banding-rows-styles="true">
            <table:table-column table:style-name="co10"/>
            <table:table-column table:style-name="co14"/>
            <table:table-row table:style-name="ro3">
              <table:table-cell table:style-name="ce3">
                <text:p text:style-name="P7">Заголовок (20 байт)</text:p>
                <text:p text:style-name="P7">ID=345, DF=0, <text:span text:style-name="T7">MF=0</text:span></text:p>
                <text:p text:style-name="P7">Offset=370</text:p>
              </table:table-cell>
              <table:table-cell table:style-name="ce4">
                <text:p text:style-name="P7">Данные </text:p>
                <text:p text:style-name="P7">(680 байт)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7" draw:layer="layout" svg:width="7.567cm" svg:height="6.17cm" svg:x="14.277cm" svg:y="6.902cm">
          <text:p/>
          <draw:enhanced-geometry svg:viewBox="0 0 21600 21600" draw:glue-points="?f6 0 10800 ?f8 ?f11 10800 ?f9 21600 10800 ?f10 ?f5 10800" draw:text-areas="?f3 ?f3 ?f4 ?f4" draw:type="parallelogram" draw:modifiers="2297.568710359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5.842cm" svg:height="10.258cm" svg:x="21.336cm" svg:y="6.902cm">
          <text:p/>
          <draw:enhanced-geometry svg:viewBox="0 0 21600 21600" draw:glue-points="?f6 0 10800 ?f8 ?f11 10800 ?f9 21600 10800 ?f10 ?f5 10800" draw:text-areas="?f3 ?f3 ?f4 ?f4" draw:type="parallelogram" draw:modifiers="2068.989648636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6.645cm" svg:height="1.187cm" svg:x="10.462cm" svg:y="0.511cm">
          <draw:text-box>
            <text:p text:style-name="P6"><text:span text:style-name="T2">IP-фрагментация</text:span></text:p>
          </draw:text-box>
        </draw:frame>
        <draw:frame draw:style-name="gr8" draw:text-style-name="P9" draw:layer="layout" svg:width="25.386cm" svg:height="1.243cm" svg:x="1.284cm" svg:y="2.567cm">
          <draw:text-box>
            <text:p text:style-name="P11"><text:span text:style-name="T4">Оригинальный IP-пакет</text:span></text:p>
          </draw:text-box>
        </draw:frame>
        <draw:frame draw:style-name="standard" draw:layer="layout" svg:width="23.146cm" svg:height="2.666cm" svg:x="2.546cm" svg:y="4.10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3">
              <table:table-cell table:style-name="ce4">
                <text:p text:style-name="P12"><text:span text:style-name="T1">Идентификатор</text:span></text:p>
              </table:table-cell>
              <table:table-cell>
                <text:p text:style-name="P12">Обшая длина</text:p>
              </table:table-cell>
              <table:table-cell>
                <text:p text:style-name="P12">DF</text:p>
              </table:table-cell>
              <table:table-cell>
                <text:p text:style-name="P12">MF</text:p>
              </table:table-cell>
              <table:table-cell>
                <text:p text:style-name="P12">Смещение фрагмента</text:p>
              </table:table-cell>
            </table:table-row>
            <table:table-row table:style-name="ro5" table:default-cell-style-name="ce5">
              <table:table-cell table:style-name="ce4">
                <text:p text:style-name="P12"><text:span text:style-name="T1">345</text:span></text:p>
              </table:table-cell>
              <table:table-cell table:style-name="ce3">
                <text:p text:style-name="P12">366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25.386cm" svg:height="1.243cm" svg:x="1.284cm" svg:y="7.968cm">
          <draw:text-box>
            <text:p text:style-name="P11"><text:span text:style-name="T4">IP-фрагменты (Ethernet, MTU=1500)</text:span></text:p>
          </draw:text-box>
        </draw:frame>
        <draw:frame draw:style-name="standard" draw:layer="layout" svg:width="23.146cm" svg:height="4.754cm" svg:x="2.567cm" svg:y="9.53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3">
              <table:table-cell table:style-name="ce4">
                <text:p text:style-name="P12"><text:span text:style-name="T1">Идентификатор</text:span></text:p>
              </table:table-cell>
              <table:table-cell>
                <text:p text:style-name="P12">Обшая длина</text:p>
              </table:table-cell>
              <table:table-cell>
                <text:p text:style-name="P12">DF</text:p>
              </table:table-cell>
              <table:table-cell>
                <text:p text:style-name="P12">MF</text:p>
              </table:table-cell>
              <table:table-cell>
                <text:p text:style-name="P12">Смещение фрагмента</text:p>
              </table:table-cell>
            </table:table-row>
            <table:table-row table:style-name="ro5" table:default-cell-style-name="ce3">
              <table:table-cell table:style-name="ce4">
                <text:p text:style-name="P12"><text:span text:style-name="T1">345</text:span></text:p>
              </table:table-cell>
              <table:table-cell>
                <text:p text:style-name="P12">1500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0</text:p>
              </table:table-cell>
            </table:table-row>
            <table:table-row table:style-name="ro5" table:default-cell-style-name="ce3">
              <table:table-cell>
                <text:p text:style-name="P12"><text:span text:style-name="T1">345</text:span></text:p>
              </table:table-cell>
              <table:table-cell>
                <text:p text:style-name="P12">1500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185</text:p>
              </table:table-cell>
            </table:table-row>
            <table:table-row table:style-name="ro5" table:default-cell-style-name="ce3">
              <table:table-cell>
                <text:p text:style-name="P12"><text:span text:style-name="T1">345</text:span></text:p>
              </table:table-cell>
              <table:table-cell>
                <text:p text:style-name="P12">70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37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13" draw:layer="layout" svg:width="27.486cm" svg:height="5.051cm" svg:x="0.2cm" svg:y="14.84cm">
          <draw:text-box>
            <text:p text:style-name="P13"><text:span text:style-name="T8">1-й фрагмент имеет смещение 0. Его длина 1500 (включает 20 байт измененного заголовка).</text:span></text:p>
            <text:p text:style-name="P13"><text:span text:style-name="T8">2-й фрагмент имеет смещение 185(185*8=1480), которое означает, что порция данных этого фрагмента начинается с 1480 байта в оригинальном IP-пакете.</text:span></text:p>
            <text:p text:style-name="P13"><text:span text:style-name="T8">3-й фрагмент имеет флаг MF=0, который означает, что этот фрагмент является последним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6T15:23:48</meta:creation-date>
    <dc:date>2013-03-10T22:23:55</dc:date>
    <meta:editing-duration>PT10M14S</meta:editing-duration>
    <meta:editing-cycles>6</meta:editing-cycles>
    <meta:generator>LibreOffice/4.0.1.2$Linux_x86 LibreOffice_project/400m0$Build-2</meta:generator>
    <meta:document-statistic meta:object-count="61"/>
  </office:meta>
</office:document-meta>
</file>